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alenderwoche</text:p>
          </table:table-cell>
          <table:table-cell office:value-type="string" calcext:value-type="string">
            <text:p>KW 13</text:p>
          </table:table-cell>
          <table:table-cell office:value-type="string" calcext:value-type="string">
            <text:p>KW 14</text:p>
          </table:table-cell>
          <table:table-cell office:value-type="string" calcext:value-type="string">
            <text:p>KW 15</text:p>
          </table:table-cell>
          <table:table-cell office:value-type="string" calcext:value-type="string">
            <text:p>KW 16</text:p>
          </table:table-cell>
          <table:table-cell office:value-type="string" calcext:value-type="string">
            <text:p>KW 17</text:p>
          </table:table-cell>
          <table:table-cell office:value-type="string" calcext:value-type="string">
            <text:p>KW 18</text:p>
          </table:table-cell>
          <table:table-cell office:value-type="string" calcext:value-type="string">
            <text:p>KW 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chenstart</text:p>
          </table:table-cell>
          <table:table-cell table:style-name="ce1" office:value-type="date" office:date-value="2024-03-25" calcext:value-type="date">
            <text:p>2024-03-25</text:p>
          </table:table-cell>
          <table:table-cell table:style-name="ce1" office:value-type="date" office:date-value="2024-04-01" calcext:value-type="date">
            <text:p>2024-04-01</text:p>
          </table:table-cell>
          <table:table-cell table:style-name="ce1" office:value-type="date" office:date-value="2024-04-08" calcext:value-type="date">
            <text:p>2024-04-08</text:p>
          </table:table-cell>
          <table:table-cell table:style-name="ce1" office:value-type="date" office:date-value="2024-04-15" calcext:value-type="date">
            <text:p>2024-04-15</text:p>
          </table:table-cell>
          <table:table-cell table:style-name="ce1" office:value-type="date" office:date-value="2024-04-22" calcext:value-type="date">
            <text:p>2024-04-22</text:p>
          </table:table-cell>
          <table:table-cell table:style-name="ce1" office:value-type="date" office:date-value="2024-04-29" calcext:value-type="date">
            <text:p>2024-04-29</text:p>
          </table:table-cell>
          <table:table-cell table:style-name="ce1" office:value-type="date" office:date-value="2024-05-06" calcext:value-type="date">
            <text:p>2024-05-06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Montag</text:p>
          </table:table-cell>
          <table:table-cell table:number-columns-repeated="5"/>
          <table:table-cell table:style-name="ce2" office:value-type="string" calcext:value-type="string">
            <text:p>Meeting</text:p>
          </table:table-cell>
          <table:table-cell table:style-name="ce2" office:value-type="string" calcext:value-type="string">
            <text:p>Abga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nstag</text:p>
          </table:table-cell>
          <table:table-cell table:number-columns-repeated="5" office:value-type="float" office:value="3" calcext:value-type="float">
            <text:p>3</text:p>
          </table:table-cell>
          <table:table-cell table:style-name="ce2" office:value-type="string" calcext:value-type="string">
            <text:p>Mee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wo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nnersta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ita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mstag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ntag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table:formula="of:=(1)*2"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[.I14]-[.J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oling</text:p>
          </table:table-cell>
          <table:table-cell table:formula="of:=(1+1)*2"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SUM([.B15:.H15])" office:value-type="float" office:value="4" calcext:value-type="float">
            <text:p>4</text:p>
          </table:table-cell>
          <table:table-cell table:formula="of:=[.I15]-[.J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ee</text:p>
          </table:table-cell>
          <table:table-cell table:formula="of:=(0.5)*2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6:.H16])" office:value-type="float" office:value="1" calcext:value-type="float">
            <text:p>1</text:p>
          </table:table-cell>
          <table:table-cell table:formula="of:=[.I16]-[.J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n Beschaffen</text:p>
          </table:table-cell>
          <table:table-cell table:formula="of:=(1.5+2)+(0.5)*2" office:value-type="float" office:value="4.5" calcext:value-type="float">
            <text:p>4.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7:.H17])" office:value-type="float" office:value="4.5" calcext:value-type="float">
            <text:p>4.5</text:p>
          </table:table-cell>
          <table:table-cell table:formula="of:=[.I17]-[.J17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Umsetzung</text:p>
          </table:table-cell>
          <table:table-cell table:formula="of:=(4.25+1.25)" office:value-type="float" office:value="5.5" calcext:value-type="float">
            <text:p>5.5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formula="of:=SUM([.B18:.H18])" office:value-type="float" office:value="5.5" calcext:value-type="float">
            <text:p>5.5</text:p>
          </table:table-cell>
          <table:table-cell table:formula="of:=[.I18]-[.J18]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Doku</text:p>
          </table:table-cell>
          <table:table-cell table:formula="of:=(1.5+1)" office:value-type="float" office:value="2.5" calcext:value-type="float">
            <text:p>2.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SUM([.B19:.H19])" office:value-type="float" office:value="2.5" calcext:value-type="float">
            <text:p>2.5</text:p>
          </table:table-cell>
          <table:table-cell table:formula="of:=[.I19]-[.J19]" office:value-type="float" office:value="5.5" calcext:value-type="float">
            <text:p>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beit</text:p>
          </table:table-cell>
          <table:table-cell table:formula="of:=SUM([.B14:.B19])" office:value-type="float" office:value="19.5" calcext:value-type="float">
            <text:p>19.5</text:p>
          </table:table-cell>
          <table:table-cell table:number-columns-repeated="6"/>
          <table:table-cell table:formula="of:=SUM([.I14:.I19])" office:value-type="float" office:value="40" calcext:value-type="float">
            <text:p>40</text:p>
          </table:table-cell>
          <table:table-cell table:formula="of:=SUM([.J14:.J19])" office:value-type="float" office:value="19.5" calcext:value-type="float">
            <text:p>19.5</text:p>
          </table:table-cell>
          <table:table-cell table:formula="of:=[.I21]-[.J21]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table:number-columns-repeated="7"/>
          <table:table-cell table:formula="of:=[.I21]*0.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I21:.I22])" office:value-type="float" office:value="60" calcext:value-type="float">
            <text:p>60</text:p>
          </table:table-cell>
          <table:table-cell table:formula="of:=SUM([.J21:.J22])" office:value-type="float" office:value="19.5" calcext:value-type="float">
            <text:p>19.5</text:p>
          </table:table-cell>
          <table:table-cell table:formula="of:=[.I24]-[.J24]" office:value-type="float" office:value="40.5" calcext:value-type="float">
            <text:p>40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ingeplant</text:p>
          </table:table-cell>
          <table:table-cell table:formula="of:=SUM([.B4:.B10])*2" office:value-type="float" office:value="16" calcext:value-type="float">
            <text:p>16</text:p>
          </table:table-cell>
          <table:table-cell table:number-columns-repeated="6"/>
          <table:table-cell table:formula="of:=SUM([.B4:.F10])*2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formula="of:=[.B26]-[.B21]" office:value-type="float" office:value="-3.5" calcext:value-type="float">
            <text:p>-3.5</text:p>
          </table:table-cell>
          <table:table-cell table:number-columns-repeated="6"/>
          <table:table-cell table:formula="of:=[.I24]-[.I26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.00.0000</text:date>, <text:time style:data-style-name="N2" text:time-value="18:13:45.78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6:08:39.570000000</meta:creation-date>
    <dc:date>2024-03-30T18:19:43.207000000</dc:date>
    <meta:editing-duration>PT17M39S</meta:editing-duration>
    <meta:editing-cycles>7</meta:editing-cycles>
    <meta:generator>LibreOffice/7.5.8.2$Windows_X86_64 LibreOffice_project/f718d63693263970429a68f568db6046aaa9df01</meta:generator>
    <meta:document-statistic meta:table-count="1" meta:cell-count="84" meta:object-count="0"/>
  </office:meta>
</office:document-meta>
</file>